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526976958676443629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41691022809275353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8909657201159149733" text:style-name="L3">
        <text:list-item>
          <text:list>
            <text:list-header>
              <text:p text:style-name="P12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3"><text:soft-page-break/>Sat 4/9/16: <text:span text:style-name="T1">5 miles</text:span></text:p>
      <text:p text:style-name="P13">½ mile jog</text:p>
      <text:p text:style-name="P13">On treadmill: ½ mile in 5:00, 3 miles at 9:00/mi, ½ mile in 5:00</text:p>
      <text:p text:style-name="P13">½ mile jog</text:p>
      <text:p text:style-name="P13"/>
      <text:p text:style-name="P14">My knee is feeling considerably better. <text:s/>The 9 minute miles I have been running on a treadmill during the past 5 workouts have helped. </text:p>
      <text:p text:style-name="P14"/>
      <text:p text:style-name="P13">Sun 4/10/16: <text:span text:style-name="T1">5.5 miles</text:span></text:p>
      <text:p text:style-name="P13">½ mile jog</text:p>
      <text:p text:style-name="P13">On treadmill: ½ mile in 5:00, 4 miles at 9:00/mi, ½ mile in 5:00</text:p>
      <text:p text:style-name="P13"/>
      <text:p text:style-name="P13">Mon 4/11/16: <text:span text:style-name="T1">2.5 miles</text:span></text:p>
      <text:p text:style-name="P13">I ran 2.5 miles on roads and outdoor track at about 10:00/mi.</text:p>
      <text:p text:style-name="P13"/>
      <text:p text:style-name="P13">Tues 4/12/16: <text:span text:style-name="T1">3 miles</text:span></text:p>
      <text:p text:style-name="P13">I ran 3 miles on roads and outdoor track at about 10:10/mi.</text:p>
      <text:p text:style-name="P13"/>
      <text:p text:style-name="P13">Wed 4/13/16: 5<text:span text:style-name="T1"> miles</text:span></text:p>
      <text:p text:style-name="P13">I ran 5 miles on roads and outdoor track at about 10:28/mi.</text:p>
      <text:p text:style-name="P13"/>
      <text:p text:style-name="P13">Thur 4/14/16: <text:span text:style-name="T1">3 miles</text:span></text:p>
      <text:p text:style-name="P13">I ran 3 miles on roads and outdoor track at about 10:28/mi.</text:p>
      <text:p text:style-name="P13"/>
      <text:p text:style-name="P13">Fri 4/15/16: <text:span text:style-name="T1">31.6 miles</text:span></text:p>
      <text:p text:style-name="Standard"><text:span text:style-name="T4">I ran on the Allegheny College track practicing my pace for the MTD 12 hour in 4 weeks. <text:s/>My knee was fine. </text:span></text:p>
      <text:p text:style-name="P13">In 6 hours I ran and walked 50.8 kilometers.</text:p>
      <text:p text:style-name="P13"/>
      <text:p text:style-name="P13"/>
      <text:p text:style-name="P13"/>
      <text:p text:style-name="P13"><text:span text:style-name="T1">55.6 miles in the last week</text:span> <text:s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5T20:55:30.70</dc:date>
    <dc:creator>James Lombardi</dc:creator>
    <meta:editing-duration>PT14H49M29S</meta:editing-duration>
    <meta:editing-cycles>67</meta:editing-cycles>
    <meta:document-statistic meta:table-count="0" meta:image-count="0" meta:object-count="0" meta:page-count="8" meta:paragraph-count="260" meta:word-count="2731" meta:character-count="13697"/>
  </office:meta>
</office:document-meta>
</file>